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4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dcdcdc"/>
    </style:style>
    <style:style style:name="ce7" style:family="table-cell" style:parent-style-name="Default" style:data-style-name="N84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7"/>
        <table:table-column table:style-name="co2" table:number-columns-repeated="1015" table:default-cell-style-name="Default"/>
        <table:table-row table:style-name="ro1">
          <table:table-cell table:style-name="ce2" office:value-type="string" calcext:value-type="string">
            <text:p>HospitalNumber</text:p>
          </table:table-cell>
          <table:table-cell table:style-name="ce2" office:value-type="string" calcext:value-type="string">
            <text:p>NHSNumb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Fore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DateOfBirth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Town</text:p>
          </table:table-cell>
          <table:table-cell table:style-name="ce2" office:value-type="string" calcext:value-type="string">
            <text:p>Postcode</text:p>
          </table:table-cell>
          <table:table-cell table:style-name="ce2" table:number-columns-repeated="1012"/>
        </table:table-row>
        <table:table-row table:style-name="ro1">
          <table:table-cell table:style-name="ce6" table:number-columns-repeated="1022"/>
        </table:table-row>
        <table:table-row table:style-name="ro1">
          <table:table-cell office:value-type="float" office:value="121345678" calcext:value-type="float">
            <text:p>121345678</text:p>
          </table:table-cell>
          <table:table-cell office:value-type="float" office:value="1934628201" calcext:value-type="float">
            <text:p>1934628201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date" office:date-value="1975-01-24" calcext:value-type="date">
            <text:p>1975-01-24</text:p>
          </table:table-cell>
          <table:table-cell office:value-type="string" calcext:value-type="string">
            <text:p>The Grange</text:p>
          </table:table-cell>
          <table:table-cell office:value-type="string" calcext:value-type="string">
            <text:p>Runcorn</text:p>
          </table:table-cell>
          <table:table-cell office:value-type="string" calcext:value-type="string">
            <text:p>RN1 2EE</text:p>
          </table:table-cell>
          <table:table-cell table:number-columns-repeated="1012"/>
        </table:table-row>
        <table:table-row table:style-name="ro1">
          <table:table-cell office:value-type="float" office:value="448858585" calcext:value-type="float">
            <text:p>448858585</text:p>
          </table:table-cell>
          <table:table-cell office:value-type="float" office:value="1839030488" calcext:value-type="float">
            <text:p>1839030488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 office:value-type="date" office:date-value="2003-06-26" calcext:value-type="date">
            <text:p>2003-06-26</text:p>
          </table:table-cell>
          <table:table-cell office:value-type="string" calcext:value-type="string">
            <text:p>10 Rose Lane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OX4 1AR</text:p>
          </table:table-cell>
          <table:table-cell table:number-columns-repeated="1012"/>
        </table:table-row>
        <table:table-row table:style-name="ro1">
          <table:table-cell office:value-type="float" office:value="879595049" calcext:value-type="float">
            <text:p>879595049</text:p>
          </table:table-cell>
          <table:table-cell office:value-type="float" office:value="1739495806" calcext:value-type="float">
            <text:p>1739495806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Sherlock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le</text:p>
          </table:table-cell>
          <table:table-cell office:value-type="date" office:date-value="1927-10-21" calcext:value-type="date">
            <text:p>1927-10-21</text:p>
          </table:table-cell>
          <table:table-cell office:value-type="string" calcext:value-type="string">
            <text:p>221 Baker St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W11 3EB</text:p>
          </table:table-cell>
          <table:table-cell table:number-columns-repeated="101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 style:data-style-name="N2" text:time-value="13:11:11.682403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8:18:03.13</meta:creation-date>
    <dc:date>2022-10-19T13:33:48.479842136</dc:date>
    <meta:editing-duration>P1DT7H22M46S</meta:editing-duration>
    <meta:editing-cycles>8</meta:editing-cycles>
    <meta:generator>LibreOffice/6.0.7.3$Linux_X86_64 LibreOffice_project/00m0$Build-3</meta:generator>
    <meta:document-statistic meta:table-count="3" meta:cell-count="40" meta:object-count="0"/>
  </office:meta>
</office:document-meta>
</file>